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style:font-name="Comic Sans MS"/>
    </style:style>
    <style:style style:name="P2" style:family="paragraph">
      <style:paragraph-properties fo:text-align="center"/>
      <style:text-properties style:font-name="Comic Sans MS" fo:font-size="30pt" style:font-size-asian="30pt" style:font-size-complex="30pt"/>
    </style:style>
    <style:style style:name="P3" style:family="paragraph">
      <style:text-properties style:font-name="Comic Sans MS"/>
    </style:style>
    <style:style style:name="P4" style:family="paragraph">
      <style:text-properties style:font-name="Comic Sans MS" fo:font-size="24pt" style:font-size-asian="24pt" style:font-size-complex="24pt"/>
    </style:style>
    <style:style style:name="P5" style:family="paragraph">
      <style:paragraph-properties fo:text-align="justify"/>
      <style:text-properties style:font-name="Comic Sans MS"/>
    </style:style>
    <style:style style:name="P6" style:family="paragraph">
      <style:paragraph-properties fo:text-align="justify"/>
      <style:text-properties style:font-name="Comic Sans MS" fo:font-size="24pt" style:font-size-asian="24pt" style:font-size-complex="24pt"/>
    </style:style>
    <style:style style:name="P7" style:family="paragraph">
      <style:paragraph-properties fo:text-align="center"/>
      <style:text-properties style:font-name="Comic Sans MS" fo:font-size="24pt" style:font-size-asian="24pt" style:font-size-complex="2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3cm" svg:height="3.2cm" svg:x="23.9cm" svg:y="4.4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2" draw:layer="layout" svg:width="11.542cm" svg:height="4.4cm" svg:x="1.6cm" svg:y="8.4cm">
          <text:p text:style-name="P1"><text:span text:style-name="T1">OSS</text:span><text:span text:style-name="T1">開発されている</text:span></text:p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1.542cm" svg:height="4.4cm" svg:x="16.058cm" svg:y="8.4cm">
          <text:p text:style-name="P1"><text:span text:style-name="T1">改造</text:span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6cm" svg:y1="1.3cm" svg:x2="14.6cm" svg:y2="19.7cm">
          <text:p/>
        </draw:line>
        <draw:custom-shape draw:style-name="gr1" draw:text-style-name="P1" draw:layer="layout" svg:width="6.059cm" svg:height="5.875cm" svg:x="1.941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text-style-name="P4" draw:layer="layout" svg:width="7.043cm" svg:height="1.771cm" svg:x="7.3cm" svg:y="18cm">
          <draw:text-box>
            <text:p text:style-name="P3"><text:span text:style-name="T2">ユーザー数 </text:span><text:span text:style-name="T2">= </text:span><text:span text:style-name="T3">大</text:span></text:p>
          </draw:text-box>
        </draw:frame>
        <draw:custom-shape draw:style-name="gr1" draw:text-style-name="P1" draw:layer="layout" svg:width="6.059cm" svg:height="5.875cm" svg:x="1.9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text-style-name="P4" draw:layer="layout" svg:width="6.196cm" svg:height="1.771cm" svg:x="7.1cm" svg:y="5.9cm">
          <draw:text-box>
            <text:p text:style-name="P3"><text:span text:style-name="T2">開発者数 </text:span><text:span text:style-name="T2">= </text:span><text:span text:style-name="T3">大</text:span></text:p>
          </draw:text-box>
        </draw:frame>
        <draw:custom-shape draw:style-name="gr1" draw:text-style-name="P1" draw:layer="layout" svg:width="2.4cm" svg:height="3cm" svg:x="3.8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4cm" svg:height="2.5cm" svg:x="3.7cm" svg:y="6.4cm">
          <text:p/>
          <draw:enhanced-geometry svg:viewBox="0 0 21600 21600" draw:text-areas="?f0 0 ?f2 ?f5" draw:type="down-arrow" draw:modifiers="13887.5649740104 5856.559766763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3cm" svg:height="3.2cm" svg:x="20.1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2" draw:layer="layout" svg:width="7.7cm" svg:height="3cm" svg:x="19.2cm" svg:y="10.7cm">
          <text:p text:style-name="P1"><text:span text:style-name="T1">独自改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cm" svg:height="3.9cm" svg:x="24.3cm" svg:y="7.3cm">
          <text:p/>
          <draw:enhanced-geometry svg:viewBox="0 0 21600 21600" draw:text-areas="?f0 0 ?f2 ?f5" draw:type="down-arrow" draw:modifiers="13887.5649740104 5856.559766763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4cm" svg:height="2.7cm" svg:x="20.6cm" svg:y="13.1cm">
          <text:p/>
          <draw:enhanced-geometry svg:viewBox="0 0 21600 21600" draw:text-areas="?f0 0 ?f2 ?f5" draw:type="down-arrow" draw:modifiers="14850.4998148834 5523.698458975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6.552cm" svg:height="1.428cm" svg:x="15cm" svg:y="18.272cm">
          <draw:text-box>
            <text:p text:style-name="P5"><text:span text:style-name="T2">ユーザー数 </text:span><text:span text:style-name="T2">= </text:span><text:span text:style-name="T4">小</text:span></text:p>
          </draw:text-box>
        </draw:frame>
        <draw:frame draw:style-name="gr5" draw:text-style-name="P4" draw:layer="layout" svg:width="5.705cm" svg:height="1.428cm" svg:x="22.7cm" svg:y="2.772cm">
          <draw:text-box>
            <text:p text:style-name="P3"><text:span text:style-name="T2">開発者数 </text:span><text:span text:style-name="T2">= </text:span><text:span text:style-name="T4">小</text:span></text:p>
          </draw:text-box>
        </draw:frame>
        <draw:custom-shape draw:style-name="gr2" draw:text-style-name="P2" draw:layer="layout" svg:width="5.6cm" svg:height="3.3cm" svg:x="11.9cm" svg:y="9.8cm">
          <text:p text:style-name="P1"><text:span text:style-name="T1">流用</text:span></text:p>
          <draw:enhanced-geometry svg:viewBox="0 0 21600 21600" draw:text-areas="0 ?f0 ?f5 ?f2" draw:type="right-arrow" draw:modifiers="14241.8853776111 5581.581338988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889cm" svg:height="1.327cm" svg:x="14.9cm" svg:y="1.4cm">
          <draw:text-box>
            <text:p text:style-name="P3"><text:span text:style-name="T2">社内開発</text:span></text:p>
          </draw:text-box>
        </draw:frame>
        <draw:frame draw:style-name="gr5" draw:text-style-name="P4" draw:layer="layout" svg:width="4.049cm" svg:height="1.428cm" svg:x="10.411cm" svg:y="1.3cm">
          <draw:text-box>
            <text:p text:style-name="P3"><text:span text:style-name="T2">OSS</text:span><text:span text:style-name="T2">開発</text:span></text:p>
          </draw:text-box>
        </draw:frame>
        <draw:custom-shape draw:style-name="gr6" draw:text-style-name="P7" draw:layer="layout" svg:width="7.1cm" svg:height="4.4cm" svg:x="15.2cm" svg:y="3cm">
          <text:p text:style-name="P1"><text:span text:style-name="T2">改造部分だけ</text:span></text:p>
          <text:p text:style-name="P1"><text:span text:style-name="T2">ではなく全体の</text:span></text:p>
          <text:p text:style-name="P1"><text:span text:style-name="T2">品質が低下する</text:span></text:p>
          <draw:enhanced-geometry svg:viewBox="0 0 21600 21600" draw:text-areas="800 800 20800 20800" draw:type="round-rectangular-callout" draw:modifiers="12982.5095057034 28731.2883435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3-07-31T16:38:30.034098105</dc:date>
    <dc:creator>Okabe Kiwamu</dc:creator>
    <meta:editing-duration>PT2H56M4S</meta:editing-duration>
    <meta:editing-cycles>228</meta:editing-cycles>
    <meta:generator>LibreOffice/4.1.0.4$Linux_X86_64 LibreOffice_project/410m0$Build-4</meta:generator>
    <meta:document-statistic meta:object-count="20"/>
  </office:meta>
</office:document-meta>
</file>